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2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3180555555556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99180555555556cm" style:use-optimal-column-width="true"/>
    </style:style>
    <style:style style:name="co5" style:family="table-column">
      <style:table-column-properties fo:break-before="auto" style:column-width="1.2876388888888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45180555555556cm"/>
    </style:style>
    <style:style style:name="co8" style:family="table-column">
      <style:table-column-properties fo:break-before="auto" style:column-width="1.60513888888889cm" style:use-optimal-column-width="true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2.13430555555556cm"/>
    </style:style>
    <style:style style:name="co11" style:family="table-column">
      <style:table-column-properties fo:break-before="auto" style:column-width="1.60513888888889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6347222222222cm"/>
    </style:style>
    <style:style style:name="co14" style:family="table-column">
      <style:table-column-properties fo:break-before="auto" style:column-width="2.34597222222222cm" style:use-optimal-column-width="true"/>
    </style:style>
    <style:style style:name="co15" style:family="table-column">
      <style:table-column-properties fo:break-before="auto" style:column-width="2.55763888888889cm" style:use-optimal-column-width="true"/>
    </style:style>
    <style:style style:name="co16" style:family="table-column">
      <style:table-column-properties fo:break-before="auto" style:column-width="1.86972222222222cm" style:use-optimal-column-width="true"/>
    </style:style>
    <style:style style:name="co17" style:family="table-column">
      <style:table-column-properties fo:break-before="auto" style:column-width="1.39347222222222cm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5pt" style:use-optimal-row-height="false" fo:break-before="auto"/>
    </style:style>
    <style:style style:name="ro4" style:family="table-row">
      <style:table-row-properties style:row-height="50.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40pt" style:use-optimal-row-height="false" fo:break-before="auto"/>
    </style:style>
    <style:style style:name="ro7" style:family="table-row">
      <style:table-row-properties style:row-height="2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2">
            <text:p>Pkw-Neuzulassungen 1. bis 20. Jänner 2025, vorläufige Daten</text:p>
          </table:table-cell>
          <table:covered-table-cell table:number-columns-repeated="2"/>
          <table:table-cell table:number-columns-repeated="16381" table:style-name="ce29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19" table:style-name="ce6">
            <text:p>19</text:p>
          </table:table-cell>
          <table:table-cell office:value-type="float" office:value="0.17359524897213338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PINE</text:p>
          </table:table-cell>
          <table:table-cell office:value-type="float" office:value="7" table:style-name="ce6">
            <text:p>7</text:p>
          </table:table-cell>
          <table:table-cell office:value-type="float" office:value="6.3956144358154415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1041" table:style-name="ce6">
            <text:p>1 041</text:p>
          </table:table-cell>
          <table:table-cell office:value-type="float" office:value="9.5111923252626767" table:style-name="ce10">
            <text:p>9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ENTLEY</text:p>
          </table:table-cell>
          <table:table-cell office:value-type="float" office:value="2" table:style-name="ce6">
            <text:p>2</text:p>
          </table:table-cell>
          <table:table-cell office:value-type="float" office:value="1.82731841023298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901" table:style-name="ce6">
            <text:p>901</text:p>
          </table:table-cell>
          <table:table-cell office:value-type="float" office:value="8.2320694380995896" table:style-name="ce10">
            <text:p>8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282" table:style-name="ce6">
            <text:p>282</text:p>
          </table:table-cell>
          <table:table-cell office:value-type="float" office:value="2.576518958428506" table:style-name="ce10">
            <text:p>2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HRYSLER</text:p>
          </table:table-cell>
          <table:table-cell office:value-type="float" office:value="1" table:style-name="ce6">
            <text:p>1</text:p>
          </table:table-cell>
          <table:table-cell office:value-type="float" office:value="9.13659205116491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122" table:style-name="ce6">
            <text:p>122</text:p>
          </table:table-cell>
          <table:table-cell office:value-type="float" office:value="1.1146642302421197" table:style-name="ce10">
            <text:p>1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494" table:style-name="ce6">
            <text:p>494</text:p>
          </table:table-cell>
          <table:table-cell office:value-type="float" office:value="4.5134764732754684" table:style-name="ce10">
            <text:p>4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513" table:style-name="ce6">
            <text:p>513</text:p>
          </table:table-cell>
          <table:table-cell office:value-type="float" office:value="4.6870717222476017" table:style-name="ce10">
            <text:p>4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FSK</text:p>
          </table:table-cell>
          <table:table-cell office:value-type="float" office:value="1" table:style-name="ce6">
            <text:p>1</text:p>
          </table:table-cell>
          <table:table-cell office:value-type="float" office:value="9.13659205116491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2" table:style-name="ce6">
            <text:p>2</text:p>
          </table:table-cell>
          <table:table-cell office:value-type="float" office:value="1.82731841023298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1" table:style-name="ce6">
            <text:p>1</text:p>
          </table:table-cell>
          <table:table-cell office:value-type="float" office:value="9.13659205116491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57" table:style-name="ce6">
            <text:p>57</text:p>
          </table:table-cell>
          <table:table-cell office:value-type="float" office:value="0.52078574691640023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4" table:style-name="ce6">
            <text:p>4</text:p>
          </table:table-cell>
          <table:table-cell office:value-type="float" office:value="3.654636820465966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263" table:style-name="ce6">
            <text:p>263</text:p>
          </table:table-cell>
          <table:table-cell office:value-type="float" office:value="2.4029237094563727" table:style-name="ce10">
            <text:p>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25" table:style-name="ce6">
            <text:p>25</text:p>
          </table:table-cell>
          <table:table-cell office:value-type="float" office:value="0.22841480127912289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468" table:style-name="ce6">
            <text:p>468</text:p>
          </table:table-cell>
          <table:table-cell office:value-type="float" office:value="4.2759250799451802" table:style-name="ce10">
            <text:p>4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AGUAR</text:p>
          </table:table-cell>
          <table:table-cell office:value-type="float" office:value="4" table:style-name="ce6">
            <text:p>4</text:p>
          </table:table-cell>
          <table:table-cell office:value-type="float" office:value="3.654636820465966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29" table:style-name="ce6">
            <text:p>29</text:p>
          </table:table-cell>
          <table:table-cell office:value-type="float" office:value="0.26496116948378257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177" table:style-name="ce6">
            <text:p>177</text:p>
          </table:table-cell>
          <table:table-cell office:value-type="float" office:value="1.61717679305619" table:style-name="ce10">
            <text:p>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77" table:style-name="ce6">
            <text:p>77</text:p>
          </table:table-cell>
          <table:table-cell office:value-type="float" office:value="0.70351758793969854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4" table:style-name="ce6">
            <text:p>4</text:p>
          </table:table-cell>
          <table:table-cell office:value-type="float" office:value="3.654636820465966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185" table:style-name="ce6">
            <text:p>185</text:p>
          </table:table-cell>
          <table:table-cell office:value-type="float" office:value="1.6902695294655095" table:style-name="ce10">
            <text:p>1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605" table:style-name="ce6">
            <text:p>605</text:p>
          </table:table-cell>
          <table:table-cell office:value-type="float" office:value="5.5276381909547743" table:style-name="ce10">
            <text:p>5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110" table:style-name="ce6">
            <text:p>110</text:p>
          </table:table-cell>
          <table:table-cell office:value-type="float" office:value="1.0050251256281406" table:style-name="ce10">
            <text:p>1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69" table:style-name="ce6">
            <text:p>69</text:p>
          </table:table-cell>
          <table:table-cell office:value-type="float" office:value="0.63042485153037919" table:style-name="ce10">
            <text:p>0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17" table:style-name="ce6">
            <text:p>17</text:p>
          </table:table-cell>
          <table:table-cell office:value-type="float" office:value="0.15532206486980357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78" table:style-name="ce6">
            <text:p>78</text:p>
          </table:table-cell>
          <table:table-cell office:value-type="float" office:value="0.71265417999086345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205" table:style-name="ce6">
            <text:p>205</text:p>
          </table:table-cell>
          <table:table-cell office:value-type="float" office:value="1.8730013704888078" table:style-name="ce10">
            <text:p>1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247" table:style-name="ce6">
            <text:p>247</text:p>
          </table:table-cell>
          <table:table-cell office:value-type="float" office:value="2.2567382366377342" table:style-name="ce10">
            <text:p>2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23" table:style-name="ce6">
            <text:p>23</text:p>
          </table:table-cell>
          <table:table-cell office:value-type="float" office:value="0.21014161717679306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96" table:style-name="ce6">
            <text:p>96</text:p>
          </table:table-cell>
          <table:table-cell office:value-type="float" office:value="0.87711283691183184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348" table:style-name="ce6">
            <text:p>348</text:p>
          </table:table-cell>
          <table:table-cell office:value-type="float" office:value="3.1795340338053908" table:style-name="ce10">
            <text:p>3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630" table:style-name="ce6">
            <text:p>630</text:p>
          </table:table-cell>
          <table:table-cell office:value-type="float" office:value="5.7560529922338963" table:style-name="ce10">
            <text:p>5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1409" table:style-name="ce6">
            <text:p>1 409</text:p>
          </table:table-cell>
          <table:table-cell office:value-type="float" office:value="12.873458200091365" table:style-name="ce10">
            <text:p>12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13" table:style-name="ce6">
            <text:p>13</text:p>
          </table:table-cell>
          <table:table-cell office:value-type="float" office:value="0.1187756966651439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1" table:style-name="ce6">
            <text:p>1</text:p>
          </table:table-cell>
          <table:table-cell office:value-type="float" office:value="9.13659205116491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9" table:style-name="ce6">
            <text:p>9</text:p>
          </table:table-cell>
          <table:table-cell office:value-type="float" office:value="8.2229328460484238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50" table:style-name="ce6">
            <text:p>150</text:p>
          </table:table-cell>
          <table:table-cell office:value-type="float" office:value="1.3704888076747372" table:style-name="ce10">
            <text:p>1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117" table:style-name="ce6">
            <text:p>117</text:p>
          </table:table-cell>
          <table:table-cell office:value-type="float" office:value="1.0689812699862951" table:style-name="ce10">
            <text:p>1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384" table:style-name="ce6">
            <text:p>384</text:p>
          </table:table-cell>
          <table:table-cell office:value-type="float" office:value="3.5084513476473274" table:style-name="ce10">
            <text:p>3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176" table:style-name="ce6">
            <text:p>176</text:p>
          </table:table-cell>
          <table:table-cell office:value-type="float" office:value="1.6080402010050252" table:style-name="ce10">
            <text:p>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1578" table:style-name="ce6">
            <text:p>1 578</text:p>
          </table:table-cell>
          <table:table-cell office:value-type="float" office:value="14.417542256738237" table:style-name="ce10">
            <text:p>14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float" office:value="1" table:style-name="ce6">
            <text:p>1</text:p>
          </table:table-cell>
          <table:table-cell office:value-type="float" office:value="9.13659205116491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10945" table:style-name="ce8">
            <text:p>10 945</text:p>
          </table:table-cell>
          <table:table-cell office:value-type="float" office:value="99.999999999999972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4">
            <text:p>Q: STATISTIK AUSTRIA, Kraftfahrzeuge. – Die Tabelle enthält die Anzahl der Pkw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27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8"/>
        <table:table-column table:style-name="co2" table:number-columns-repeated="2" table:default-cell-style-name="ce28"/>
        <table:table-column table:style-name="co3" table:number-columns-repeated="16381" table:default-cell-style-name="ce28"/>
        <table:table-row table:style-name="ro1">
          <table:table-cell office:value-type="string" table:number-columns-spanned="3" table:number-rows-spanned="1" table:style-name="ce36">
            <text:p>Lkw Klasse N1-Neuzulassungen 1. bis 20. Jänner 2025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59" table:style-name="ce17">
            <text:p>59</text:p>
          </table:table-cell>
          <table:table-cell office:value-type="float" office:value="4.8045602605863191" table:style-name="ce26">
            <text:p>4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ETESIA</text:p>
          </table:table-cell>
          <table:table-cell office:value-type="float" office:value="1" table:style-name="ce17">
            <text:p>1</text:p>
          </table:table-cell>
          <table:table-cell office:value-type="float" office:value="8.143322475570032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float" office:value="2" table:style-name="ce17">
            <text:p>2</text:p>
          </table:table-cell>
          <table:table-cell office:value-type="float" office:value="0.16286644951140064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64" table:style-name="ce17">
            <text:p>64</text:p>
          </table:table-cell>
          <table:table-cell office:value-type="float" office:value="5.2117263843648205" table:style-name="ce26">
            <text:p>5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224" table:style-name="ce17">
            <text:p>224</text:p>
          </table:table-cell>
          <table:table-cell office:value-type="float" office:value="18.241042345276874" table:style-name="ce26">
            <text:p>18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GARIA</text:p>
          </table:table-cell>
          <table:table-cell office:value-type="float" office:value="3" table:style-name="ce17">
            <text:p>3</text:p>
          </table:table-cell>
          <table:table-cell office:value-type="float" office:value="0.2442996742671009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float" office:value="2" table:style-name="ce17">
            <text:p>2</text:p>
          </table:table-cell>
          <table:table-cell office:value-type="float" office:value="0.16286644951140064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3" table:style-name="ce17">
            <text:p>3</text:p>
          </table:table-cell>
          <table:table-cell office:value-type="float" office:value="0.2442996742671009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32" table:style-name="ce17">
            <text:p>32</text:p>
          </table:table-cell>
          <table:table-cell office:value-type="float" office:value="2.6058631921824102" table:style-name="ce26">
            <text:p>2,6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2" table:style-name="ce17">
            <text:p>2</text:p>
          </table:table-cell>
          <table:table-cell office:value-type="float" office:value="0.16286644951140064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42" table:style-name="ce17">
            <text:p>42</text:p>
          </table:table-cell>
          <table:table-cell office:value-type="float" office:value="3.4201954397394139" table:style-name="ce26">
            <text:p>3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187" table:style-name="ce17">
            <text:p>187</text:p>
          </table:table-cell>
          <table:table-cell office:value-type="float" office:value="15.22801302931596" table:style-name="ce26">
            <text:p>15,2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MERCEDES</text:p>
          </table:table-cell>
          <table:table-cell office:value-type="float" office:value="119" table:style-name="ce17">
            <text:p>119</text:p>
          </table:table-cell>
          <table:table-cell office:value-type="float" office:value="9.6905537459283391" table:style-name="ce26">
            <text:p>9,7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NISSAN</text:p>
          </table:table-cell>
          <table:table-cell office:value-type="float" office:value="1" table:style-name="ce17">
            <text:p>1</text:p>
          </table:table-cell>
          <table:table-cell office:value-type="float" office:value="8.143322475570032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OPEL</text:p>
          </table:table-cell>
          <table:table-cell office:value-type="float" office:value="92" table:style-name="ce17">
            <text:p>92</text:p>
          </table:table-cell>
          <table:table-cell office:value-type="float" office:value="7.4918566775244297" table:style-name="ce26">
            <text:p>7,5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PEUGEOT</text:p>
          </table:table-cell>
          <table:table-cell office:value-type="float" office:value="60" table:style-name="ce17">
            <text:p>60</text:p>
          </table:table-cell>
          <table:table-cell office:value-type="float" office:value="4.8859934853420199" table:style-name="ce26">
            <text:p>4,9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RENAULT</text:p>
          </table:table-cell>
          <table:table-cell office:value-type="float" office:value="71" table:style-name="ce17">
            <text:p>71</text:p>
          </table:table-cell>
          <table:table-cell office:value-type="float" office:value="5.7817589576547235" table:style-name="ce26">
            <text:p>5,8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SUZUKI</text:p>
          </table:table-cell>
          <table:table-cell office:value-type="float" office:value="1" table:style-name="ce17">
            <text:p>1</text:p>
          </table:table-cell>
          <table:table-cell office:value-type="float" office:value="8.143322475570032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TOYOTA</text:p>
          </table:table-cell>
          <table:table-cell office:value-type="float" office:value="20" table:style-name="ce17">
            <text:p>20</text:p>
          </table:table-cell>
          <table:table-cell office:value-type="float" office:value="1.6286644951140066" table:style-name="ce26">
            <text:p>1,6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VW</text:p>
          </table:table-cell>
          <table:table-cell office:value-type="float" office:value="243" table:style-name="ce17">
            <text:p>243</text:p>
          </table:table-cell>
          <table:table-cell office:value-type="float" office:value="19.78827361563518" table:style-name="ce26">
            <text:p>19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1228" table:style-name="ce27">
            <text:p>1 228</text:p>
          </table:table-cell>
          <table:table-cell office:value-type="float" office:value="100" table:style-name="ce26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8">
            <text:p>Q: STATISTIK AUSTRIA, Kraftfahrzeuge. – Die Tabelle enthält die Anzahl der Lkw N1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52" table:style-name="ro3">
          <table:table-cell table:number-columns-repeated="16384"/>
        </table:table-row>
        <table:named-expressions>
          <table:named-range table:name="_f41672fc_STF_Fuss_1_CN1" table:cell-range-address="Lkw_N1.$A$24:Lkw_N1.$C$24" table:base-cell-address="Lkw_N1.$A$1"/>
          <table:named-range table:name="_f41672fc_STF_Koerper_1_CN1" table:cell-range-address="Lkw_N1.$B$3:Lkw_N1.$C$23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3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0">
            <text:p>Kfz-Neuzulassungen 1. bis 20. Jänner 2025, vorläufige Daten</text:p>
          </table:table-cell>
          <table:covered-table-cell table:number-columns-repeated="16"/>
          <table:table-cell table:number-columns-repeated="16367" table:style-name="ce30"/>
        </table:table-row>
        <table:table-row table:style-name="ro6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PINE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RB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TLAS LEIPZ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1041" table:style-name="ce17">
            <text:p>1 04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TLEY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21" table:style-name="ce17">
            <text:p>2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901" table:style-name="ce17">
            <text:p>901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BCA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SCHU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282" table:style-name="ce17">
            <text:p>28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0" table:style-name="ce18">
            <text:p>4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RYSLER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122" table:style-name="ce17">
            <text:p>12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9" table:style-name="ce18">
            <text:p>5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494" table:style-name="ce17">
            <text:p>49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513" table:style-name="ce17">
            <text:p>5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43" table:style-name="ce18">
            <text:p>4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VEL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OTER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LU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LECTRIC MOTIO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TES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VERU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7" table:style-name="ce18">
            <text:p>2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57" table:style-name="ce17">
            <text:p>5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4" table:style-name="ce18">
            <text:p>6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C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263" table:style-name="ce17">
            <text:p>26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24" table:style-name="ce18">
            <text:p>2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TEC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UCHS JOH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RIL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N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ECH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25" table:style-name="ce17">
            <text:p>25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SC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W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468" table:style-name="ce17">
            <text:p>46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32" table:style-name="ce18">
            <text:p>32</text:p>
          </table:table-cell>
          <table:table-cell office:value-type="float" office:value="9" table:style-name="ce18">
            <text:p>9</text:p>
          </table:table-cell>
          <table:table-cell office:value-type="float" office:value="19" table:style-name="ce18">
            <text:p>19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GUAR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177" table:style-name="ce17">
            <text:p>17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77" table:style-name="ce17">
            <text:p>7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S M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42" table:style-name="ce18">
            <text:p>42</text:p>
          </table:table-cell>
          <table:table-cell office:value-type="float" office:value="7" table:style-name="ce18">
            <text:p>7</text:p>
          </table:table-cell>
          <table:table-cell office:value-type="float" office:value="55" table:style-name="ce18">
            <text:p>55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WO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7" table:style-name="ce18">
            <text:p>18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185" table:style-name="ce17">
            <text:p>18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CORMIC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605" table:style-name="ce17">
            <text:p>60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5" table:style-name="ce18">
            <text:p>35</text:p>
          </table:table-cell>
          <table:table-cell office:value-type="float" office:value="119" table:style-name="ce18">
            <text:p>119</text:p>
          </table:table-cell>
          <table:table-cell office:value-type="float" office:value="4" table:style-name="ce18">
            <text:p>4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18" table:style-name="ce18">
            <text:p>18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110" table:style-name="ce17">
            <text:p>11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69" table:style-name="ce17">
            <text:p>6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S ENERG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XT ELECTRIC MOTOR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78" table:style-name="ce17">
            <text:p>7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NLI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205" table:style-name="ce17">
            <text:p>20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2" table:style-name="ce18">
            <text:p>9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247" table:style-name="ce17">
            <text:p>247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0" table:style-name="ce18">
            <text:p>6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TBUL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23" table:style-name="ce17">
            <text:p>2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96" table:style-name="ce17">
            <text:p>9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J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348" table:style-name="ce17">
            <text:p>34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1" table:style-name="ce18">
            <text:p>71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float" office:value="32" table:style-name="ce18">
            <text:p>3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HAEF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630" table:style-name="ce17">
            <text:p>63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1409" table:style-name="ce17">
            <text:p>1 40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8" table:style-name="ce18">
            <text:p>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IL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RO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50" table:style-name="ce17">
            <text:p>1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C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117" table:style-name="ce17">
            <text:p>1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HAL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HWAIT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BRO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384" table:style-name="ce17">
            <text:p>38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B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N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176" table:style-name="ce17">
            <text:p>17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float" office:value="60" table:style-name="ce18">
            <text:p>60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578" table:style-name="ce17">
            <text:p>1 57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43" table:style-name="ce18">
            <text:p>24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2" table:style-name="ce18">
            <text:p>82</text:p>
          </table:table-cell>
          <table:table-cell office:value-type="float" office:value="2" table:style-name="ce18">
            <text:p>2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YHAUS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DE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N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RO MOTORCYCLE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10945" table:style-name="ce20">
            <text:p>10 945</text:p>
          </table:table-cell>
          <table:table-cell office:value-type="float" office:value="95" table:style-name="ce20">
            <text:p>95</text:p>
          </table:table-cell>
          <table:table-cell office:value-type="float" office:value="70" table:style-name="ce20">
            <text:p>7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7" table:style-name="ce20">
            <text:p>17</text:p>
          </table:table-cell>
          <table:table-cell office:value-type="float" office:value="13" table:style-name="ce20">
            <text:p>13</text:p>
          </table:table-cell>
          <table:table-cell office:value-type="float" office:value="71" table:style-name="ce20">
            <text:p>71</text:p>
          </table:table-cell>
          <table:table-cell office:value-type="float" office:value="1228" table:style-name="ce20">
            <text:p>1 228</text:p>
          </table:table-cell>
          <table:table-cell office:value-type="float" office:value="20" table:style-name="ce20">
            <text:p>20</text:p>
          </table:table-cell>
          <table:table-cell office:value-type="float" office:value="153" table:style-name="ce20">
            <text:p>153</text:p>
          </table:table-cell>
          <table:table-cell office:value-type="float" office:value="236" table:style-name="ce20">
            <text:p>236</text:p>
          </table:table-cell>
          <table:table-cell office:value-type="float" office:value="239" table:style-name="ce20">
            <text:p>239</text:p>
          </table:table-cell>
          <table:table-cell office:value-type="float" office:value="128" table:style-name="ce20">
            <text:p>128</text:p>
          </table:table-cell>
          <table:table-cell office:value-type="float" office:value="108" table:style-name="ce20">
            <text:p>108</text:p>
          </table:table-cell>
          <table:table-cell office:value-type="float" office:value="38" table:style-name="ce20">
            <text:p>38</text:p>
          </table:table-cell>
          <table:table-cell table:number-columns-repeated="16367" table:style-name="ce15"/>
        </table:table-row>
        <table:table-row table:style-name="ro7">
          <table:table-cell office:value-type="string" table:number-columns-spanned="17" table:number-rows-spanned="1" table:style-name="ce42">
            <text:p>Q: STATISTIK AUSTRIA, Kraftfahrzeuge. – Die Tabelle enthält die Anzahl der Kfz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414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160:Kfz.$D$160" table:base-cell-address="Kfz.$A$1"/>
        <table:named-range table:name="_f41672fc_STF_Koerper_1_CN1" table:cell-range-address="Kfz.$C$3:Kfz.$D$159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159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5-01-21T06:58:38Z</dc:date>
    <meta:print-date>2022-05-31T20:07:55Z</meta:print-date>
    <meta:editing-duration>PT0S</meta:editing-duration>
    <meta:user-defined meta:name="VersandFertig" meta:value-type="boolean">true</meta:user-defined>
  </office:meta>
</office:document-meta>
</file>